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14c949" officeooo:paragraph-rsid="0014c949"/>
    </style:style>
    <style:style style:name="P13" style:family="paragraph" style:parent-style-name="Standard">
      <style:text-properties officeooo:rsid="0056a52e" officeooo:paragraph-rsid="0003a82a"/>
    </style:style>
    <style:style style:name="P14" style:family="paragraph" style:parent-style-name="Standard">
      <style:text-properties officeooo:rsid="0056a52e" officeooo:paragraph-rsid="0056a52e"/>
    </style:style>
    <style:style style:name="P15" style:family="paragraph" style:parent-style-name="Standard">
      <style:text-properties officeooo:rsid="0056a52e" officeooo:paragraph-rsid="0057cfa0"/>
    </style:style>
    <style:style style:name="P16" style:family="paragraph" style:parent-style-name="Standard">
      <style:text-properties officeooo:paragraph-rsid="0003a82a"/>
    </style:style>
    <style:style style:name="P17" style:family="paragraph" style:parent-style-name="Standard">
      <style:text-properties officeooo:rsid="0059353e" officeooo:paragraph-rsid="0059353e"/>
    </style:style>
    <style:style style:name="P18" style:family="paragraph" style:parent-style-name="Standard">
      <style:text-properties officeooo:rsid="0059353e" officeooo:paragraph-rsid="006b8290"/>
    </style:style>
    <style:style style:name="P19" style:family="paragraph" style:parent-style-name="Standard">
      <style:text-properties officeooo:rsid="006982b6" officeooo:paragraph-rsid="006982b6"/>
    </style:style>
    <style:style style:name="P20" style:family="paragraph" style:parent-style-name="Standard">
      <style:text-properties officeooo:rsid="006e8cf5" officeooo:paragraph-rsid="006e8cf5"/>
    </style:style>
    <style:style style:name="P21" style:family="paragraph" style:parent-style-name="Standard">
      <style:text-properties officeooo:rsid="00702edf" officeooo:paragraph-rsid="00702edf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/>
      <text:p text:style-name="P4"><text:soft-page-break/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13"/>
      <text:p text:style-name="P14">Useful commands:</text:p>
      <text:p text:style-name="P15"><text:span text:style-name="T9">$ </text:span><text:span text:style-name="T2">uname -</text:span><text:span text:style-name="T3">v <text:s text:c="26"/>//(Display linux kernal)</text:span></text:p>
      <text:p text:style-name="P17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8"><text:span text:style-name="T12">$ </text:span>lsmod | grep Ch <text:s text:c="16"/>// <text:span text:style-name="T14">check any Ch driver loaded</text:span></text:p>
      <text:p text:style-name="P19">$ sudo insmod <text:span text:style-name="T15">CharDriver.ko</text:span></text:p>
      <text:p text:style-name="P20">$ cat /proc/devices</text:p>
      <text:p text:style-name="P20">$ sudo mknod -m 666 /dev/PusoCharDriver_Swapnil c 510 0</text:p>
      <text:p text:style-name="P20">$ ls -l dev/PusoCharDriver_Swapnil </text:p>
      <text:p text:style-name="P21">$ sudo tail -f /var/log/syslog</text:p>
      <text:p text:style-name="P21"><text:span text:style-name="T16">$ </text:span>cat /dev/PusoCharDriver_Swapnil </text:p>
      <text:p text:style-name="P21"><text:span text:style-name="T17">$ </text:span>echo "testing" &gt; /dev/PusoCharDriver_Swapni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13T13:58:00.306038594</dc:date>
    <meta:editing-duration>PT11H38M13S</meta:editing-duration>
    <meta:editing-cycles>51</meta:editing-cycles>
    <meta:document-statistic meta:table-count="0" meta:image-count="0" meta:object-count="0" meta:page-count="2" meta:paragraph-count="44" meta:word-count="173" meta:character-count="2321" meta:non-whitespace-character-count="2103"/>
  </office:meta>
</office:document-meta>
</file>